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How to become a UCA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2, 2021 (08:12:44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TODO: How to become a UC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How to become a UCA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2T08:12:47Z</meta:creation-date>
    <dc:date>2021-05-22T08:12:47Z</dc:date>
    <meta:user-defined meta:name="date" meta:value-type="string">May  22, 2021 (08:12:44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